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e0c4" officeooo:paragraph-rsid="0018e0c4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32pt" style:font-size-asian="32pt" style:font-size-complex="32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loext:graphic-properties draw:fill-color="#ffffff"/>
      <style:text-properties fo:font-size="12pt" style:font-size-asian="12pt" style:font-size-complex="1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2pt" style:font-size-asian="12pt" style:font-size-complex="12pt"/>
    </style:style>
    <style:style style:name="gr1" style:family="graphic">
      <style:graphic-properties draw:fill-color="#ffffff" draw:textarea-horizontal-align="justify" draw:textarea-vertical-align="middle" draw:auto-grow-height="false" fo:min-height="1.933cm" fo:min-width="2.49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ffffff" draw:textarea-horizontal-align="justify" draw:textarea-vertical-align="middle" draw:auto-grow-height="false" fo:min-height="1.395cm" fo:min-width="1.84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ffffff" draw:textarea-horizontal-align="justify" draw:textarea-vertical-align="middle" draw:auto-grow-height="false" fo:min-height="2.427cm" fo:min-width="3.74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-color="#ffffff" draw:textarea-horizontal-align="justify" draw:textarea-vertical-align="middle" draw:auto-grow-height="false" fo:min-height="1.833cm" fo:min-width="2.21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-color="#ffffff" draw:textarea-horizontal-align="justify" draw:textarea-vertical-align="middle" draw:auto-grow-height="false" fo:min-height="2.457cm" fo:min-width="3.25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fill-color="#ffffff" draw:textarea-horizontal-align="justify" draw:textarea-vertical-align="middle" draw:auto-grow-height="false" fo:min-height="1.148cm" fo:min-width="1.31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fill-color="#ffffff" draw:textarea-horizontal-align="justify" draw:textarea-vertical-align="middle" draw:auto-grow-height="false" fo:min-height="1.508cm" fo:min-width="2.56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fill-color="#ffffff" draw:textarea-horizontal-align="justify" draw:textarea-vertical-align="middle" draw:auto-grow-height="false" fo:min-height="1.258cm" fo:min-width="1.71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fill-color="#ffffff" draw:textarea-horizontal-align="justify" draw:textarea-vertical-align="middle" draw:auto-grow-height="false" fo:min-height="1.425cm" fo:min-width="2.22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name="Shape1" draw:style-name="gr1" draw:text-style-name="P3" svg:width="3.529cm" svg:height="2.735cm" svg:x="11.458cm" svg:y="7.387cm"><text:p text:style-name="P2"><text:span text:style-name="T1">BTH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Shape2" draw:style-name="gr2" draw:text-style-name="P5" svg:width="2.604cm" svg:height="1.975cm" svg:x="-0.007cm" svg:y="7.828cm"><text:p text:style-name="P4"><text:span text:style-name="T2">Bissingheim</text:span></text:p><text:p text:style-name="P4"><text:span text:style-name="T2">Emsterfel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3" draw:style-name="gr3" draw:text-style-name="P5" svg:width="5.294cm" svg:height="3.43cm" svg:x="0.081cm" svg:y="0.199cm"><text:p text:style-name="P4"><text:span text:style-name="T2">Gevelsberg, Knapp, Baukloh,</text:span></text:p><text:p text:style-name="P4"><text:span text:style-name="T2"><text:s/></text:span><text:span text:style-name="T2">Westerbauer Schleif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4" draw:style-name="gr4" draw:text-style-name="P5" svg:width="3.13cm" svg:height="2.592cm" svg:x="11.68cm" svg:y="0.067cm"><text:p text:style-name="P4"><text:span text:style-name="T2">Sterbecke</text:span></text:p><text:p text:style-name="P4"><text:span text:style-name="T2">Eilperfeld</text:span></text:p><text:p text:style-name="P4"><text:span text:style-name="T2">Breckerfel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Shape5" draw:style-name="gr5" draw:text-style-name="P5" svg:width="4.597cm" svg:height="3.474cm" svg:x="23.223cm" svg:y="0.155cm"><text:p text:style-name="P4"><text:span text:style-name="T2">Wetter, Vorhalle BHF, </text:span></text:p><text:p text:style-name="P4"><text:span text:style-name="T2">Brockhausen, Vossacker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Shape6" draw:style-name="gr6" draw:text-style-name="P5" svg:width="1.862cm" svg:height="1.622cm" svg:x="25.755cm" svg:y="8.401cm"><text:p text:style-name="P4"><text:span text:style-name="T2">Schanze</text:span></text:p><text:p text:style-name="P4"><text:span text:style-name="T2">Nacken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name="Shape7" draw:style-name="gr7" draw:text-style-name="P5" svg:width="3.627cm" svg:height="2.13cm" svg:x="0.037cm" svg:y="16.87cm"><text:p text:style-name="P4"><text:span text:style-name="T2">Hohenlimburg BHF</text:span></text:p><text:p text:style-name="P4"><text:span text:style-name="T2">Im Sibb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name="Shape8" draw:style-name="gr8" draw:text-style-name="P5" svg:width="2.428cm" svg:height="1.777cm" svg:x="11.679cm" svg:y="16.946cm"><text:p text:style-name="P4"><text:span text:style-name="T2">Garenfeld</text:span></text:p><text:p text:style-name="P4"><text:span text:style-name="T2">Berchum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Shape9" draw:style-name="gr9" draw:text-style-name="P7" svg:width="3.14cm" svg:height="2.015cm" svg:x="24.423cm" svg:y="16.932cm"><text:p text:style-name="P6"><text:span text:style-name="T2">Kabel, Bathey, </text:span></text:p><text:p text:style-name="P4"><text:span text:style-name="T2">Hengstey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9" draw:name="Shape10" draw:style-name="gr10" draw:text-style-name="P2" svg:x1="13.268cm" svg:y1="2.658cm" svg:x2="13.166cm" svg:y2="6.921cm"><text:p/></draw:line><draw:line text:anchor-type="paragraph" draw:z-index="10" draw:name="Shape11" draw:style-name="gr10" draw:text-style-name="P2" svg:x1="12.43cm" svg:y1="2.658cm" svg:x2="12.518cm" svg:y2="6.847cm"><text:p/></draw:line><draw:line text:anchor-type="paragraph" draw:z-index="11" draw:name="Shape12" draw:style-name="gr10" draw:text-style-name="P2" svg:x1="14.106cm" svg:y1="2.658cm" svg:x2="14.106cm" svg:y2="6.98cm"><text:p/></draw:line><draw:line text:anchor-type="paragraph" draw:z-index="12" draw:name="Shape13" draw:style-name="gr10" draw:text-style-name="P2" svg:x1="14.326cm" svg:y1="7.387cm" svg:x2="22.867cm" svg:y2="1.85cm"><text:p/></draw:line><draw:line text:anchor-type="paragraph" draw:z-index="13" draw:name="Shape14" draw:style-name="gr10" draw:text-style-name="P2" svg:x1="23.223cm" svg:y1="2.688cm" svg:x2="14.986cm" svg:y2="7.773cm"><text:p/></draw:line><draw:line text:anchor-type="paragraph" draw:z-index="14" draw:name="Shape15" draw:style-name="gr10" draw:text-style-name="P2" svg:x1="23.882cm" svg:y1="3.394cm" svg:x2="15.341cm" svg:y2="8.391cm"><text:p/></draw:line><draw:line text:anchor-type="paragraph" draw:z-index="15" draw:name="Shape16" draw:style-name="gr10" draw:text-style-name="P2" svg:x1="15.958cm" svg:y1="8.391cm" svg:x2="25.755cm" svg:y2="8.402cm"><text:p/></draw:line><draw:line text:anchor-type="paragraph" draw:z-index="16" draw:name="Shape17" draw:style-name="gr10" draw:text-style-name="P2" svg:x1="15.958cm" svg:y1="9.14cm" svg:x2="25.513cm" svg:y2="9.17cm"><text:p/></draw:line><draw:line text:anchor-type="paragraph" draw:z-index="17" draw:name="Shape18" draw:style-name="gr10" draw:text-style-name="P2" svg:x1="15.914cm" svg:y1="10.11cm" svg:x2="25.755cm" svg:y2="10.022cm"><text:p/></draw:line><draw:line text:anchor-type="paragraph" draw:z-index="18" draw:name="Shape19" draw:style-name="gr10" draw:text-style-name="P2" svg:x1="15.164cm" svg:y1="10.243cm" svg:x2="26.395cm" svg:y2="16.403cm"><text:p/></draw:line><draw:line text:anchor-type="paragraph" draw:z-index="19" draw:name="Shape20" draw:style-name="gr10" draw:text-style-name="P2" svg:x1="14.326cm" svg:y1="10.507cm" svg:x2="25.116cm" svg:y2="16.711cm"><text:p/></draw:line><draw:line text:anchor-type="paragraph" draw:z-index="20" draw:name="Shape21" draw:style-name="gr10" draw:text-style-name="P2" svg:x1="13.929cm" svg:y1="11.037cm" svg:x2="24.013cm" svg:y2="17.152cm"><text:p/></draw:line><draw:line text:anchor-type="paragraph" draw:z-index="21" draw:name="Shape22" draw:style-name="gr10" draw:text-style-name="P2" svg:x1="13.4cm" svg:y1="10.596cm" svg:x2="13.606cm" svg:y2="16.946cm"><text:p/></draw:line><draw:line text:anchor-type="paragraph" draw:z-index="22" draw:name="Shape23" draw:style-name="gr10" draw:text-style-name="P2" svg:x1="12.695cm" svg:y1="10.463cm" svg:x2="12.813cm" svg:y2="16.623cm"><text:p/></draw:line><draw:line text:anchor-type="paragraph" draw:z-index="23" draw:name="Shape24" draw:style-name="gr10" draw:text-style-name="P2" svg:x1="11.989cm" svg:y1="10.772cm" svg:x2="12.151cm" svg:y2="16.946cm"><text:p/></draw:line><draw:line text:anchor-type="paragraph" draw:z-index="24" draw:name="Shape25" draw:style-name="gr10" draw:text-style-name="P2" svg:x1="11.46cm" svg:y1="11.478cm" svg:x2="3.949cm" svg:y2="17.814cm"><text:p/></draw:line><draw:line text:anchor-type="paragraph" draw:z-index="25" draw:name="Shape26" draw:style-name="gr10" draw:text-style-name="P2" svg:x1="11.768cm" svg:y1="10.121cm" svg:x2="3.464cm" svg:y2="16.87cm"><text:p/></draw:line><draw:line text:anchor-type="paragraph" draw:z-index="26" draw:name="Shape27" draw:style-name="gr10" draw:text-style-name="P2" svg:x1="11.195cm" svg:y1="9.405cm" svg:x2="2.45cm" svg:y2="16.535cm"><text:p/></draw:line><draw:line text:anchor-type="paragraph" draw:z-index="27" draw:name="Shape28" draw:style-name="gr10" draw:text-style-name="P2" svg:x1="12.034cm" svg:y1="7.388cm" svg:x2="5.375cm" svg:y2="2.835cm"><text:p/></draw:line><draw:line text:anchor-type="paragraph" draw:z-index="28" draw:name="Shape29" draw:style-name="gr10" draw:text-style-name="P2" svg:x1="11.458cm" svg:y1="8.038cm" svg:x2="4.845cm" svg:y2="3.408cm"><text:p/></draw:line><draw:line text:anchor-type="paragraph" draw:z-index="29" draw:name="Shape30" draw:style-name="gr10" draw:text-style-name="P2" svg:x1="11.151cm" svg:y1="8.92cm" svg:x2="3.919cm" svg:y2="3.628cm"><text:p/></draw:line><draw:line text:anchor-type="paragraph" draw:z-index="30" draw:name="Shape31" draw:style-name="gr10" draw:text-style-name="P2" svg:x1="9.961cm" svg:y1="8.568cm" svg:x2="2.817cm" svg:y2="8.303cm"><text:p/></draw:line><draw:line text:anchor-type="paragraph" draw:z-index="31" draw:name="Shape32" draw:style-name="gr10" draw:text-style-name="P2" svg:x1="10.754cm" svg:y1="9.405cm" svg:x2="2.596cm" svg:y2="9.273cm"><text:p/></draw:line><draw:line text:anchor-type="paragraph" draw:z-index="32" draw:name="Shape33" draw:style-name="gr10" draw:text-style-name="P2" svg:x1="9.476cm" svg:y1="10.42cm" svg:x2="2.288cm" svg:y2="10.155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fo:background-color="transparent" style:writing-mode="lr-tb" draw:fill="non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3T20:42:10.233810820</meta:creation-date>
    <dc:date>2020-05-13T21:14:50.217998589</dc:date>
    <meta:editing-duration>PT11M47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